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cc" draw:textarea-horizontal-align="justify" draw:textarea-vertical-align="middle" draw:auto-grow-height="false" fo:min-height="1.617cm" fo:min-width="5.456cm"/>
    </style:style>
    <style:style style:name="gr2" style:family="graphic" style:parent-style-name="standard">
      <style:graphic-properties svg:stroke-color="#000000" draw:fill-color="#ffffcc" draw:textarea-horizontal-align="justify" draw:textarea-vertical-align="middle" draw:auto-grow-height="false" fo:min-height="1.616cm" fo:min-width="5.456cm"/>
    </style:style>
    <style:style style:name="gr3" style:family="graphic" style:parent-style-name="standard">
      <style:graphic-properties svg:stroke-color="#000000" draw:fill-color="#cfe7f5" draw:textarea-horizontal-align="justify" draw:textarea-vertical-align="middle" draw:auto-grow-height="false" fo:min-height="2.229cm" fo:min-width="5.8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none" draw:fill="none" fo:min-height="0.893cm"/>
    </style:style>
    <style:style style:name="gr7" style:family="graphic" style:parent-style-name="standard">
      <style:graphic-properties svg:stroke-color="#000000" draw:fill-color="#669966" draw:textarea-horizontal-align="justify" draw:textarea-vertical-align="middle" draw:auto-grow-height="false" fo:min-height="5.947cm" fo:min-width="2.84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8cm" fo:min-width="0cm"/>
    </style:style>
    <style:style style:name="gr9" style:family="graphic" style:parent-style-name="objectwithoutfill">
      <style:graphic-properties draw:stroke="none" draw:fill="none" fo:min-height="0.866cm"/>
    </style:style>
    <style:style style:name="gr10" style:family="graphic" style:parent-style-name="objectwithoutfill">
      <style:graphic-properties draw:stroke="none" draw:fill="none" fo:min-height="0.689cm"/>
    </style:style>
    <style:style style:name="gr11" style:family="graphic" style:parent-style-name="objectwithoutfill">
      <style:graphic-properties draw:stroke="none" draw:fill="none" fo:min-height="0.69cm"/>
    </style:style>
    <style:style style:name="gr12" style:family="graphic" style:parent-style-name="objectwithoutfill">
      <style:graphic-properties draw:stroke="none" draw:fill="none" fo:min-height="1.517cm"/>
    </style:style>
    <style:style style:name="gr13" style:family="graphic" style:parent-style-name="objectwithoutfill">
      <style:graphic-properties draw:stroke="none" draw:fill="none" fo:min-height="0.5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15" style:family="graphic" style:parent-style-name="objectwithoutfill">
      <style:graphic-properties draw:stroke="none" draw:fill="none" fo:min-height="0.385cm"/>
    </style:style>
    <style:style style:name="gr16" style:family="graphic" style:parent-style-name="objectwithoutfill">
      <style:graphic-properties draw:stroke="none" draw:fill="none" fo:min-height="0.807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</style:style>
    <style:style style:name="P3" style:family="paragraph">
      <loext:graphic-properties draw:fill-color="#cfe7f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669966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-color="#ffffcc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6.568cm" svg:height="2.479cm" svg:x="10.676cm" svg:y="12.408cm">
          <text:p text:style-name="P1">Twitter data</text:p>
          <draw:enhanced-geometry svg:viewBox="0 0 21600 21600" draw:path-stretchpoint-x="10800" draw:path-stretchpoint-y="10800" draw:text-areas="?f3 ?f4 ?f5 ?f6" draw:type="round-rectangle" draw:modifiers="9120.229007633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6.568cm" svg:height="2.478cm" svg:x="10.924cm" svg:y="9.682cm">
          <text:p text:style-name="P1">Brightkite data</text:p>
          <draw:enhanced-geometry svg:viewBox="0 0 21600 21600" draw:path-stretchpoint-x="10800" draw:path-stretchpoint-y="10800" draw:text-areas="?f3 ?f4 ?f5 ?f6" draw:type="round-rectangle" draw:modifiers="9120.229007633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6.568cm" svg:height="2.479cm" svg:x="10.924cm" svg:y="6.955cm">
          <text:p text:style-name="P1">Gowalla data</text:p>
          <draw:enhanced-geometry svg:viewBox="0 0 21600 21600" draw:path-stretchpoint-x="10800" draw:path-stretchpoint-y="10800" draw:text-areas="?f3 ?f4 ?f5 ?f6" draw:type="round-rectangle" draw:modifiers="9120.229007633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6.32cm" svg:height="2.479cm" svg:x="2.143cm" svg:y="2.397cm">
          <text:p text:style-name="P1">Retrial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10.924cm" svg:y1="10.921cm" svg:x2="5.303cm" svg:y2="4.876cm" draw:start-shape="id1" draw:start-glue-point="3" draw:end-shape="id2" draw:end-glue-point="2" svg:d="M10924 10921c-3748 0-5621-2015-5621-6045" svg:viewBox="0 0 5622 6046">
          <svg:title>wasGeneratedBy</svg:title>
          <text:p text:style-name="P1"/>
        </draw:connector>
        <draw:connector draw:style-name="gr4" draw:text-style-name="P4" draw:layer="layout" draw:type="curve" svg:x1="10.924cm" svg:y1="8.194cm" svg:x2="8.463cm" svg:y2="3.636cm" draw:start-shape="id3" draw:end-shape="id2" draw:end-glue-point="1" svg:d="M10924 8194c-1845 0-615-4558-2461-4558" svg:viewBox="0 0 2462 4559">
          <svg:title>wasGeneratedBy</svg:title>
          <text:p text:style-name="P1"><text:s text:c="8"/></text:p>
          <text:p text:style-name="P1"><text:s text:c="33"/></text:p>
          <text:p text:style-name="P1"><text:s text:c="2"/></text:p>
          <text:p text:style-name="P1"/>
          <text:p text:style-name="P1"/>
          <text:p text:style-name="P1"/>
        </draw:connector>
        <draw:connector draw:style-name="gr5" draw:text-style-name="P4" draw:layer="layout" draw:type="curve" draw:line-skew="0.554cm" svg:x1="10.676cm" svg:y1="13.647cm" svg:x2="2.143cm" svg:y2="3.636cm" draw:start-shape="id4" draw:start-glue-point="3" draw:end-shape="id2" draw:end-glue-point="3" svg:d="M10676 13647c-12720 0-8454-10011-8533-10011" svg:viewBox="0 0 9160 10012">
          <text:p/>
        </draw:connector>
        <draw:frame draw:style-name="gr6" draw:text-style-name="P4" draw:layer="layout" svg:width="5.637cm" svg:height="1.143cm" svg:x="0.951cm" svg:y="8.112cm">
          <draw:text-box>
            <text:p text:style-name="P1">wasGeneratedBy</text:p>
          </draw:text-box>
        </draw:frame>
        <draw:custom-shape draw:style-name="gr7" draw:text-style-name="P5" xml:id="id5" draw:id="id5" draw:layer="layout" svg:width="3.346cm" svg:height="6.197cm" draw:transform="rotate (-1.5707963267949) translate (17.863cm 1.874cm)">
          <text:p text:style-name="P1"/>
          <draw:enhanced-geometry svg:viewBox="0 0 21600 21600" draw:text-areas="0 0 21600 21600" draw:mirror-vertical="true" draw:mirror-horizontal="true" draw:type="pentagon-right" draw:modifiers="13603.808128890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8" draw:text-style-name="P6" draw:layer="layout" svg:width="2.445cm" svg:height="0.962cm" svg:x="13.684cm" svg:y="3.238cm">
          <draw:text-box>
            <text:p>Collect</text:p>
          </draw:text-box>
        </draw:frame>
        <draw:connector draw:style-name="gr5" draw:text-style-name="P4" draw:layer="layout" draw:type="curve" draw:line-skew="1.05cm" svg:x1="17.244cm" svg:y1="13.647cm" svg:x2="17.864cm" svg:y2="3.547cm" draw:start-shape="id4" draw:start-glue-point="1" draw:end-shape="id5" svg:d="M17244 13647c3256 0 2946-10100 620-10100" svg:viewBox="0 0 2406 10101">
          <text:p/>
        </draw:connector>
        <draw:connector draw:style-name="gr5" draw:text-style-name="P4" draw:layer="layout" draw:type="curve" svg:x1="5.303cm" svg:y1="2.397cm" svg:x2="14.765cm" svg:y2="1.874cm" draw:start-shape="id2" draw:start-glue-point="0" draw:end-shape="id5" svg:d="M5303 2397c0-1537 9462-1276 9462-523" svg:viewBox="0 0 9463 1124">
          <text:p/>
        </draw:connector>
        <draw:connector draw:style-name="gr5" draw:text-style-name="P4" draw:layer="layout" draw:type="curve" svg:x1="17.492cm" svg:y1="10.921cm" svg:x2="17.864cm" svg:y2="3.547cm" draw:start-shape="id1" draw:end-shape="id5" draw:end-glue-point="2" svg:d="M17492 10921c1309 0 1123-7374 372-7374" svg:viewBox="0 0 961 7375">
          <text:p/>
        </draw:connector>
        <draw:connector draw:style-name="gr5" draw:text-style-name="P4" draw:layer="layout" draw:type="curve" svg:x1="14.208cm" svg:y1="6.955cm" svg:x2="14.765cm" svg:y2="5.22cm" draw:start-shape="id3" draw:start-glue-point="0" draw:end-shape="id5" draw:end-glue-point="3" svg:d="M14208 6955c0-1302 557-435 557-1735" svg:viewBox="0 0 558 1736">
          <text:p/>
        </draw:connector>
        <draw:frame draw:style-name="gr9" draw:text-style-name="P4" draw:layer="layout" svg:width="6.196cm" svg:height="1.116cm" svg:x="7.584cm" svg:y="1.281cm">
          <draw:text-box>
            <text:p text:style-name="P1">wasAssociatedWith</text:p>
          </draw:text-box>
        </draw:frame>
        <draw:frame draw:style-name="gr10" draw:text-style-name="P4" draw:layer="layout" svg:width="5.232cm" svg:height="0.962cm" draw:transform="rotate (1.5707963267949) translate (17.437cm 10.677cm)">
          <draw:text-box>
            <text:p text:style-name="P1">wasAttributedTo</text:p>
          </draw:text-box>
        </draw:frame>
        <draw:frame draw:style-name="gr11" draw:text-style-name="P4" draw:layer="layout" svg:width="5.232cm" svg:height="0.962cm" svg:x="9.636cm" svg:y="5.245cm">
          <draw:text-box>
            <text:p text:style-name="P1">wasAttributedTo</text:p>
          </draw:text-box>
        </draw:frame>
        <draw:frame draw:style-name="gr6" draw:text-style-name="P4" draw:layer="layout" svg:width="5.453cm" svg:height="1.143cm" svg:x="5.58cm" svg:y="10.652cm">
          <draw:text-box draw:corner-radius="0.381cm">
            <text:p text:style-name="P1">wasGeneratedBy</text:p>
          </draw:text-box>
        </draw:frame>
        <draw:frame draw:style-name="gr12" draw:text-style-name="P4" draw:layer="layout" svg:width="5.842cm" svg:height="1.767cm" svg:x="4.302cm" svg:y="5.583cm">
          <draw:text-box>
            <text:p text:style-name="P1">wasGeneratedBy</text:p>
          </draw:text-box>
        </draw:frame>
        <draw:frame draw:style-name="gr13" draw:text-style-name="P4" draw:layer="layout" svg:width="5.232cm" svg:height="0.962cm" draw:transform="rotate (1.5707963267949) translate (18.526cm 10.423cm)">
          <draw:text-box>
            <text:p text:style-name="P1">wasAttributedTo</text:p>
          </draw:text-box>
        </draw:frame>
        <draw:custom-shape draw:style-name="gr2" draw:text-style-name="P2" xml:id="id6" draw:id="id6" draw:layer="layout" svg:width="6.568cm" svg:height="2.478cm" svg:x="10.552cm" svg:y="15.011cm">
          <text:p text:style-name="P1">OpenStreetMap data</text:p>
          <draw:enhanced-geometry svg:viewBox="0 0 21600 21600" draw:path-stretchpoint-x="10800" draw:path-stretchpoint-y="10800" draw:text-areas="?f3 ?f4 ?f5 ?f6" draw:type="round-rectangle" draw:modifiers="9120.229007633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curve" draw:line-skew="1.812cm" svg:x1="17.12cm" svg:y1="16.25cm" svg:x2="17.864cm" svg:y2="3.547cm" draw:start-shape="id6" draw:start-glue-point="1" draw:end-shape="id5" draw:end-glue-point="2" svg:d="M17120 16250c4585 0 4213-12703 744-12703" svg:viewBox="0 0 3395 12704">
          <text:p/>
        </draw:connector>
        <draw:frame draw:style-name="gr11" draw:text-style-name="P4" draw:layer="layout" svg:width="5.232cm" svg:height="0.962cm" draw:transform="rotate (1.5707963267949) translate (19.542cm 13.344cm)">
          <draw:text-box>
            <text:p text:style-name="P1">wasAttributedTo</text:p>
          </draw:text-box>
        </draw:frame>
        <draw:custom-shape draw:style-name="gr3" draw:text-style-name="P3" xml:id="id7" draw:id="id7" draw:layer="layout" svg:width="6.32cm" svg:height="2.479cm" svg:x="1.381cm" svg:y="16.621cm">
          <text:p text:style-name="P1">Assign Posts</text:p>
          <draw:enhanced-geometry svg:viewBox="0 0 21600 21600" draw:type="rectangle" draw:enhanced-path="M 0 0 L 21600 0 21600 21600 0 21600 0 0 Z N"/>
        </draw:custom-shape>
        <draw:custom-shape draw:style-name="gr7" draw:text-style-name="P5" xml:id="id11" draw:id="id11" draw:layer="layout" svg:width="3.346cm" svg:height="6.197cm" draw:transform="rotate (-1.5707963267949) translate (7.958cm 23.098cm)">
          <text:p/>
          <draw:enhanced-geometry svg:viewBox="0 0 21600 21600" draw:text-areas="0 0 21600 21600" draw:mirror-vertical="true" draw:mirror-horizontal="true" draw:type="pentagon-right" draw:modifiers="13603.808128890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9" draw:id="id9" draw:layer="layout" svg:width="6.568cm" svg:height="2.478cm" svg:x="10.688cm" svg:y="18.461cm">
          <text:p text:style-name="P1">Intersections</text:p>
          <draw:enhanced-geometry svg:viewBox="0 0 21600 21600" draw:path-stretchpoint-x="10800" draw:path-stretchpoint-y="10800" draw:text-areas="?f3 ?f4 ?f5 ?f6" draw:type="round-rectangle" draw:modifiers="9120.229007633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xml:id="id10" draw:id="id10" draw:layer="layout" svg:width="3.556cm" svg:height="1.724cm" svg:x="3.286cm" svg:y="24.622cm">
          <draw:text-box>
            <text:p>Segment</text:p>
          </draw:text-box>
        </draw:frame>
        <draw:custom-shape draw:style-name="gr2" draw:text-style-name="P8" xml:id="id8" draw:id="id8" draw:layer="layout" svg:width="6.568cm" svg:height="2.478cm" svg:x="10.815cm" svg:y="21.574cm">
          <text:p text:style-name="P7"><text:span text:style-name="T1">Popularity of Intersections</text:span></text:p>
          <draw:enhanced-geometry svg:viewBox="0 0 21600 21600" draw:path-stretchpoint-x="10800" draw:path-stretchpoint-y="10800" draw:text-areas="?f3 ?f4 ?f5 ?f6" draw:type="round-rectangle" draw:modifiers="9120.229007633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curve" svg:x1="4.541cm" svg:y1="16.621cm" svg:x2="10.676cm" svg:y2="13.647cm" draw:start-shape="id7" draw:start-glue-point="0" draw:end-shape="id4" draw:end-glue-point="3" svg:d="M4541 16621c0-1983 2045-2974 6135-2974" svg:viewBox="0 0 6136 2975">
          <text:p/>
        </draw:connector>
        <draw:frame draw:style-name="gr15" draw:text-style-name="P4" draw:layer="layout" svg:width="5.453cm" svg:height="0.962cm" svg:x="1.762cm" svg:y="14.008cm">
          <draw:text-box draw:corner-radius="0.381cm">
            <text:p text:style-name="P1">used</text:p>
          </draw:text-box>
        </draw:frame>
        <draw:connector draw:style-name="gr5" draw:text-style-name="P4" draw:layer="layout" draw:type="curve" svg:x1="7.701cm" svg:y1="17.86cm" svg:x2="10.552cm" svg:y2="16.25cm" draw:start-shape="id7" draw:start-glue-point="1" draw:end-shape="id6" draw:end-glue-point="3" svg:d="M7701 17860c2139 0 714-1610 2851-1610" svg:viewBox="0 0 2852 1611">
          <text:p/>
        </draw:connector>
        <draw:frame draw:style-name="gr6" draw:text-style-name="P4" draw:layer="layout" svg:width="5.453cm" svg:height="1.143cm" svg:x="5.953cm" svg:y="15.859cm">
          <draw:text-box draw:corner-radius="0.381cm">
            <text:p text:style-name="P1">used</text:p>
          </draw:text-box>
        </draw:frame>
        <draw:connector draw:style-name="gr5" draw:text-style-name="P4" draw:layer="layout" draw:type="curve" svg:x1="10.815cm" svg:y1="22.813cm" svg:x2="4.541cm" svg:y2="19.1cm" draw:start-shape="id8" draw:start-glue-point="3" draw:end-shape="id7" draw:end-glue-point="2" svg:d="M10815 22813c-4183 0-6274-1237-6274-3713" svg:viewBox="0 0 6275 3714">
          <text:p/>
        </draw:connector>
        <draw:connector draw:style-name="gr5" draw:text-style-name="P4" draw:layer="layout" draw:type="curve" svg:x1="10.688cm" svg:y1="19.7cm" svg:x2="7.701cm" svg:y2="17.86cm" draw:start-shape="id9" draw:start-glue-point="3" draw:end-shape="id7" svg:d="M10688 19700c-2239 0-746-1840-2987-1840" svg:viewBox="0 0 2988 1841">
          <text:p/>
        </draw:connector>
        <draw:frame draw:style-name="gr6" draw:text-style-name="P4" draw:layer="layout" svg:width="5.453cm" svg:height="1.143cm" svg:x="5.445cm" svg:y="20.939cm">
          <draw:text-box draw:corner-radius="0.381cm">
            <text:p text:style-name="P1">wasGeneratedBy</text:p>
          </draw:text-box>
        </draw:frame>
        <draw:frame draw:style-name="gr6" draw:text-style-name="P4" draw:layer="layout" svg:width="5.453cm" svg:height="1.143cm" svg:x="9.382cm" svg:y="17.637cm">
          <draw:text-box draw:corner-radius="0.381cm">
            <text:p text:style-name="P1">wasGeneratedBy</text:p>
          </draw:text-box>
        </draw:frame>
        <draw:connector draw:style-name="gr5" draw:text-style-name="P4" draw:layer="layout" draw:type="curve" svg:x1="17.256cm" svg:y1="19.7cm" svg:x2="17.12cm" svg:y2="16.25cm" draw:start-shape="id9" draw:start-glue-point="1" draw:end-shape="id6" draw:end-glue-point="1" svg:d="M17256 19700c753 0 821-3450-136-3450" svg:viewBox="0 0 711 3451">
          <text:p/>
        </draw:connector>
        <draw:frame draw:style-name="gr16" draw:text-style-name="P4" draw:layer="layout" svg:width="5.554cm" svg:height="1.057cm" draw:transform="rotate (0.890117918517108) translate (16.777cm 18.369cm)">
          <draw:text-box draw:corner-radius="0.381cm">
            <text:p text:style-name="P1">wasDerivedFrom</text:p>
          </draw:text-box>
        </draw:frame>
        <draw:connector draw:style-name="gr5" draw:text-style-name="P4" draw:layer="layout" draw:type="curve" draw:line-skew="0.256cm 2.104cm" svg:x1="5.064cm" svg:y1="26.346cm" svg:x2="17.256cm" svg:y2="19.7cm" draw:start-shape="id10" draw:start-glue-point="2" draw:end-shape="id9" draw:end-glue-point="1" svg:d="M5064 26346c0 1134 7400 945 11425-1000s4676-5646 767-5646" svg:viewBox="0 0 14808 7345">
          <text:p/>
        </draw:connector>
        <draw:frame draw:style-name="gr6" draw:text-style-name="P4" draw:layer="layout" svg:width="5.453cm" svg:height="1.143cm" svg:x="14.089cm" svg:y="25.765cm">
          <draw:text-box draw:corner-radius="0.381cm">
            <text:p text:style-name="P1">wasAttributedTo</text:p>
          </draw:text-box>
        </draw:frame>
        <draw:connector draw:style-name="gr5" draw:text-style-name="P4" draw:layer="layout" draw:type="curve" svg:x1="7.959cm" svg:y1="24.771cm" svg:x2="14.099cm" svg:y2="24.052cm" draw:start-shape="id11" draw:end-shape="id8" draw:end-glue-point="2" svg:d="M7959 24771c4094 0 6140-239 6140-719" svg:viewBox="0 0 6141 720">
          <text:p/>
        </draw:connector>
        <draw:frame draw:style-name="gr6" draw:text-style-name="P4" draw:layer="layout" svg:width="5.453cm" svg:height="1.143cm" svg:x="8.247cm" svg:y="24.749cm">
          <draw:text-box draw:corner-radius="0.381cm">
            <text:p text:style-name="P1">wasAttributedTo</text:p>
          </draw:text-box>
        </draw:frame>
        <draw:connector draw:style-name="gr5" draw:text-style-name="P4" draw:layer="layout" draw:type="curve" svg:x1="4.86cm" svg:y1="23.098cm" svg:x2="1.381cm" svg:y2="17.86cm" draw:start-shape="id11" draw:start-glue-point="1" draw:end-shape="id7" draw:end-glue-point="3" svg:d="M4860 23098c0-3000-1990-2499-3048-3059s-1182-2179-431-2179" svg:viewBox="0 0 3959 5239">
          <text:p/>
        </draw:connector>
        <draw:frame draw:style-name="gr6" draw:text-style-name="P9" draw:layer="layout" svg:width="5.453cm" svg:height="1.143cm" svg:x="0.754cm" svg:y="22.136cm">
          <draw:text-box draw:corner-radius="0.381cm">
            <text:p text:style-name="P7"><text:span text:style-name="T1">wasAssociatedWi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3T14:01:45.842978993</meta:creation-date>
    <dc:date>2016-04-23T15:00:26.082479652</dc:date>
    <meta:editing-duration>PT12M8S</meta:editing-duration>
    <meta:editing-cycles>1</meta:editing-cycles>
    <meta:document-statistic meta:object-count="44"/>
    <meta:generator>LibreOffice/4.4.3.2$Linux_X86_64 LibreOffice_project/40m0$Build-2</meta:generator>
  </office:meta>
</office:document-meta>
</file>